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3ca1e" officeooo:paragraph-rsid="0013ca1e" style:font-weight-asian="bold" style:font-weight-complex="bold"/>
    </style:style>
    <style:style style:name="P2" style:family="paragraph" style:parent-style-name="Standard">
      <style:text-properties fo:font-weight="normal" officeooo:rsid="0013ca1e" officeooo:paragraph-rsid="0013ca1e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  <style:style style:name="T3" style:family="text">
      <style:text-properties officeooo:rsid="001510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s:<text:tab/><text:span text:style-name="T1">Zoe Annastasia</text:span></text:p>
      <text:p text:style-name="P2"/>
      <text:p text:style-name="P1">Surname:<text:tab/><text:span text:style-name="T1">Engel</text:span></text:p>
      <text:p text:style-name="P2"/>
      <text:p text:style-name="P1">Address:<text:tab/><text:span text:style-name="T1">202 12</text:span><text:span text:style-name="T2">th</text:span><text:span text:style-name="T1"> Avenue</text:span></text:p>
      <text:p text:style-name="P2"><text:tab/><text:tab/>Kensington </text:p>
      <text:p text:style-name="P2"><text:tab/><text:tab/>Cape Town </text:p>
      <text:p text:style-name="P2"><text:tab/><text:tab/>7405</text:p>
      <text:p text:style-name="P1"/>
      <text:p text:style-name="P1">DOB:<text:tab/><text:tab/><text:span text:style-name="T1">17/06/2001</text:span></text:p>
      <text:p text:style-name="P2"/>
      <text:p text:style-name="P1">Education:<text:tab/><text:span text:style-name="T3">Institute: <text:tab/></text:span>Oude Molen Technical High </text:p>
      <text:p text:style-name="P1"><text:tab/><text:tab/></text:p>
      <text:p text:style-name="P2"><text:tab/><text:tab/><text:tab/><text:tab/>2015 – 2019</text:p>
      <text:p text:style-name="P2"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0T14:19:37.023286302</meta:creation-date>
    <dc:date>2020-09-10T14:44:59.658145526</dc:date>
    <meta:editing-duration>PT6M44S</meta:editing-duration>
    <meta:editing-cycles>2</meta:editing-cycles>
    <meta:generator>LibreOffice/6.4.5.2$Linux_X86_64 LibreOffice_project/40$Build-2</meta:generator>
    <meta:document-statistic meta:table-count="0" meta:image-count="0" meta:object-count="0" meta:page-count="1" meta:paragraph-count="11" meta:word-count="23" meta:character-count="174" meta:non-whitespace-character-count="140"/>
  </office:meta>
</office:document-meta>
</file>